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انعکاس مخالف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10">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5">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4.2713in" draw:caption-point-x="-0.2138in" draw:caption-point-y="-113.6528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7.9291in" draw:caption-point-x="-0.2067in" draw:caption-point-y="0.8976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text:p>
          </table:table-cell>
          <table:table-cell office:value-type="string" calcext:value-type="string">
            <text:p>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4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0921in" draw:z-index="0" draw:style-name="gr2" svg:width="0.3327in" svg:height="0.2004in" svg:x="0.3276in" svg:y="0.306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697in" table:end-y="0.1134in" draw:z-index="1" draw:style-name="gr2" svg:width="0.1776in" svg:height="0.2004in" svg:x="0.5921in" svg:y="0.327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992in" table:end-y="0.2102in" draw:z-index="3" draw:style-name="gr2" svg:width="0.5134in" svg:height="0.2094in" svg:x="0.578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31in" draw:z-index="2" draw:style-name="gr2" svg:width="0.5169in" svg:height="0.2087in" svg:x="0.3067in" svg:y="0.3059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335in" table:end-y="0.0469in" draw:z-index="5" draw:style-name="gr2" svg:width="0.5484in" svg:height="0.2091in" svg:x="0.57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449in" table:end-y="0.2094in" draw:z-index="7" draw:style-name="gr2" svg:width="0.1776in" svg:height="0.2087in" svg:x="0.4673in" svg:y="0.3118in">
              <text:p/>
              <draw:object xlink:href="./Object 8" xlink:type="simple" xlink:show="embed" xlink:actuate="onLoad"/>
              <draw:image xlink:href="./ObjectReplacements/Object 8" xlink:type="simple" xlink:show="embed" xlink:actuate="onLoad"/>
            </draw:frame>
            <draw:frame table:end-cell-address="symbols.D13" table:end-x="0.6665in" table:end-y="0.2094in" draw:z-index="9" draw:style-name="gr2" svg:width="0.1992in" svg:height="0.2087in" svg:x="0.467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9">00/00/0000</text:date>, <text:time style:data-style-name="N2" text:time-value="14:51:42.4299559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12-29T14:55:30.227201358</dc:date>
    <meta:editing-duration>P11DT8H23M2S</meta:editing-duration>
    <meta:editing-cycles>795</meta:editing-cycles>
    <meta:generator>LibreOffice/4.2.8.2$Linux_x86 LibreOffice_project/420m0$Build-2</meta:generator>
    <meta:document-statistic meta:table-count="2" meta:cell-count="198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